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092" officeooo:paragraph-rsid="001ef092"/>
    </style:style>
    <style:style style:name="P2" style:family="paragraph" style:parent-style-name="Standard">
      <style:text-properties officeooo:rsid="0021176b" officeooo:paragraph-rsid="0021176b"/>
    </style:style>
    <style:style style:name="P3" style:family="paragraph" style:parent-style-name="Standard">
      <style:text-properties officeooo:paragraph-rsid="0021176b"/>
    </style:style>
    <style:style style:name="P4" style:family="paragraph" style:parent-style-name="Standard">
      <style:text-properties officeooo:rsid="001ef092" officeooo:paragraph-rsid="001ef092"/>
    </style:style>
    <style:style style:name="P5" style:family="paragraph" style:parent-style-name="Standard">
      <style:text-properties officeooo:rsid="001ef092" officeooo:paragraph-rsid="0021b58b"/>
    </style:style>
    <style:style style:name="T1" style:family="text">
      <style:text-properties officeooo:rsid="0021176b"/>
    </style:style>
    <style:style style:name="T2" style:family="text">
      <style:text-properties officeooo:rsid="0021b5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更新新卡驱动</text:p>
      <text:p text:style-name="P1">sudo add-apt-repository ppa:graphics-drivers/ppa</text:p>
      <text:p text:style-name="P1">sudo apt-get update</text:p>
      <text:p text:style-name="P1">sudo apt-get upgrade</text:p>
      <text:p text:style-name="P1">sudo apt-get install nvidia-384</text:p>
      <text:p text:style-name="P1"/>
      <text:p text:style-name="P1">nvidia-smi<text:tab/><text:tab/><text:tab/>#检查驱动情况</text:p>
      <text:p text:style-name="P1"/>
      <text:p text:style-name="P1">2.安装CUDA——V8</text:p>
      <text:p text:style-name="P1">sudo apt install nvidia-cuda-toolkit<text:tab/><text:tab/><text:tab/>#自动安装但是版本较低</text:p>
      <text:p text:style-name="P1"/>
      <text:p text:style-name="P1">官网下载并安装</text:p>
      <text:p text:style-name="P1"/>
      <text:p text:style-name="P1">#检查是否安装CUDA <text:s text:c="2"/></text:p>
      <text:p text:style-name="P1">nvcc -V</text:p>
      <text:p text:style-name="P1"/>
      <text:p text:style-name="P1">#配置CUDA变量</text:p>
      <text:p text:style-name="P1">sudo gedit /etc/profile或~/.bashrc</text:p>
      <text:p text:style-name="P1">export PATH=$PATH:/usr/local/cuda-9.1/bin <text:s/></text:p>
      <text:p text:style-name="P1">export LD_LIBRARY_PATH=/usr/local/cuda-9.1/lib64:/lib</text:p>
      <text:p text:style-name="P1"/>
      <text:p text:style-name="P1">source /etc/profile（对应profile）或sudo ldconfig（对应bashrc）</text:p>
      <text:p text:style-name="P1">3.安装CUDNN——V6</text:p>
      <text:p text:style-name="P5">sudo dpkg -i <text:span text:style-name="T2">libcudnn7-dev_7.1.3.16-1+cuda8.0_amd64.deb</text:span></text:p>
      <text:p text:style-name="P1"/>
      <text:p text:style-name="P1">sudo apt-get autoremove –purge libcudnn7<text:tab/><text:tab/><text:tab/>#卸载cudnn</text:p>
      <text:p text:style-name="P1"/>
      <text:p text:style-name="P1">4.安装tensorflow</text:p>
      <text:p text:style-name="P1">pip install tensorflow-gpu==1.4</text:p>
      <text:p text:style-name="P1">#检查tensorflow</text:p>
      <text:p text:style-name="P1"/>
      <text:p text:style-name="P1">import tensorflow as tf</text:p>
      <text:p text:style-name="P1">hello = tf.constant('Hello, TensorFlow!')</text:p>
      <text:p text:style-name="P1">sess = tf.Session()</text:p>
      <text:p text:style-name="P1">print(sess.run(hello))</text:p>
      <text:p text:style-name="P1"/>
      <text:p text:style-name="P1">5.安装openCV3.2</text:p>
      <text:p text:style-name="P1">conda install -c menpo opencv3=3.2.0</text:p>
      <text:p text:style-name="P1"/>
      <text:p text:style-name="P1">6.安装pytorch</text:p>
      <text:p text:style-name="P1"/>
      <text:p text:style-name="P2">7.常用命令</text:p>
      <text:p text:style-name="P3">sudo nautilus <text:tab/><text:tab/><text:tab/><text:tab/><text:span text:style-name="T1">#管理员身份打开文件管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21:17:59.980139369</meta:creation-date>
    <dc:date>2019-02-25T17:03:19.849933500</dc:date>
    <meta:editing-duration>PT3H34M50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68" meta:character-count="806" meta:non-whitespace-character-count="746"/>
  </office:meta>
</office:document-meta>
</file>